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text-align="justify" style:justify-single-word="false" fo:text-indent="0.926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873cm" style:auto-text-indent="false"/>
    </style:style>
    <style:style style:name="P7" style:family="paragraph" style:parent-style-name="Standard">
      <style:paragraph-properties fo:margin-left="0cm" fo:margin-right="0cm" fo:text-indent="0.873cm" style:auto-text-indent="false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­">
        <style:list-level-properties text:space-before="0.635cm" text:min-label-width="0.635cm"/>
        <style:text-properties style:font-name="Tahoma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o e Implementação de TextLink</text:p>
      <text:p text:style-name="Standard"/>
      <text:p text:style-name="P2">Documentos:</text:p>
      <text:p text:style-name="P3">O TextLink válido tem a seguinte sintaxe: <text:span text:style-name="T1">[DOC:&lt;code&gt;]</text:span></text:p>
      <text:p text:style-name="P3">Onde &lt;code&gt; é o campo CODE da tabela DOC.</text:p>
      <text:p text:style-name="P3">Exemplo válido: [ DOC: teste ].</text:p>
      <text:p text:style-name="P4"/>
      <text:p text:style-name="P2">Referências:</text:p>
      <text:p text:style-name="P5">O TextLink válido tem a seguinte sintaxe: <text:span text:style-name="T1">[REF:&lt;id_ref&gt;]</text:span></text:p>
      <text:p text:style-name="P5">Onde &lt;id_ref&gt; é o campo ID_REF na tabela REF. Um exemplo válido seria: [ REF: 1 ].</text:p>
      <text:p text:style-name="P4"/>
      <text:p text:style-name="P2">Links Externos:</text:p>
      <text:p text:style-name="P6">O TextLink válido tem a seguinte sintaxe: <text:span text:style-name="T1">[LINK:&lt;url&gt;|&lt;title&gt;]</text:span></text:p>
      <text:p text:style-name="P6">Onde &lt;url&gt; é um endereço para uma página da web (sem o 'http://') e o &lt;title&gt; é o texto que será usado como link na página.O &lt;title&gt; é opcional, se não existir, é usado a própria URL.</text:p>
      <text:p text:style-name="P7">Exemplo válido: [ LINK:www.python.org | Python ].</text:p>
      <text:p text:style-name="P4"/>
      <text:p text:style-name="P2">Casos Especiais:</text:p>
      <text:p text:style-name="P4"/>
      <text:list text:style-name="L1">
        <text:list-item>
          <text:p text:style-name="P8">TextLink digitado fora do padrão reconhecido: não se torna um link e é apresentado somente como um texto comum. Exemplos fora do padrão: [<text:span text:style-name="T2">d</text:span>:ugi:ZZ], [LINK:<text:span text:style-name="T3">::</text:span>], [<text:span text:style-name="T2">PAPER</text:span>:jig]</text:p>
        </text:list-item>
        <text:list-item>
          <text:p text:style-name="P8">TextLink no padrão mas código não encontrado: se tornará um link nulo (href=”#”) com o texto “Invalid TextLink” (este texto é traduzido de acordo com o idioma usado).</text:p>
        </text:list-item>
        <text:list-item>
          <text:p text:style-name="P8">TextLink no padrão mas houve erro de acesso ao banco: mesma coisa para o caso de código não encontrado.</text:p>
        </text:list-item>
      </text:list>
      <text:p text:style-name="P4"/>
      <text:p text:style-name="P2">Observações:</text:p>
      <text:p text:style-name="P4"/>
      <text:list text:style-name="L1">
        <text:list-item text:start-value="1">
          <text:p text:style-name="P8">Os links criados são abertos na mesma janela que aparecem.</text:p>
        </text:list-item>
        <text:list-item>
          <text:p text:style-name="P8">Maiúsculo e minúsculo não são diferenciados, em toda a sintaxe.</text:p>
        </text:list-item>
        <text:list-item>
          <text:p text:style-name="P8">Quando for “Invalid Link”, ao se passar o mouse sobre o mesmo, deverá mostrar o texto original digitado pelo usuário. Exemplo: [ <text:span text:style-name="T2">d</text:span>: codigo ]</text:p>
        </text:list-item>
        <text:list-item>
          <text:p text:style-name="P8">Podem haver espaços brancos entre os marcadores da sintaxe. Ex: [ <text:s/>doc <text:s/>: codigo <text:s/>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creation-date>2007-02-15T13:09:39</meta:creation-date>
    <dc:date>2007-03-09T16:13:22</dc:date>
    <dc:language>pt-BR</dc:language>
    <meta:editing-cycles>34</meta:editing-cycles>
    <meta:editing-duration>PT1H44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244" meta:character-count="1439"/>
  </office:meta>
</office:document-meta>
</file>